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26mm"/>
    </style:style>
    <style:style style:name="co2" style:family="table-column">
      <style:table-column-properties fo:break-before="auto" style:column-width="72.16mm"/>
    </style:style>
    <style:style style:name="co3" style:family="table-column">
      <style:table-column-properties fo:break-before="auto" style:column-width="33.95mm"/>
    </style:style>
    <style:style style:name="co4" style:family="table-column">
      <style:table-column-properties fo:break-before="auto" style:column-width="75.55mm"/>
    </style:style>
    <style:style style:name="co5" style:family="table-column">
      <style:table-column-properties fo:break-before="auto" style:column-width="39.69mm"/>
    </style:style>
    <style:style style:name="co6" style:family="table-column">
      <style:table-column-properties fo:break-before="auto" style:column-width="3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4c7dc" fo:border="0.06pt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fo:background-color="#ffff6d" fo:border-left="0.06pt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6d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13" style:family="table-cell" style:parent-style-name="Default" style:data-style-name="N105">
      <style:table-cell-properties fo:background-color="#ffff6d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6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  <style:map style:condition="cell-content()&lt;100" style:apply-style-name="Bad" style:base-cell-address="'Calcolo quote investimento'.C16"/>
    </style:style>
    <style:style style:name="ce16" style:family="table-cell" style:parent-style-name="Default" style:data-style-name="N105">
      <style:table-cell-properties fo:border-bottom="0.06pt solid #000000" fo:background-color="#81d41a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5">
      <style:table-cell-properties fo:background-color="#ffff6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 style:data-style-name="N1">
      <style:table-cell-properties fo:background-color="#ffff6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6d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 style:data-style-name="N105">
      <style:table-cell-properties fo:border-bottom="none" fo:background-color="#81d41a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05">
      <style:table-cell-properties fo:background-color="#81d41a"/>
      <style:text-properties fo:font-size="12pt" style:font-size-asian="12pt" style:font-size-complex="12pt"/>
    </style:style>
    <style:style style:name="ce22" style:family="table-cell" style:parent-style-name="Default" style:data-style-name="N105">
      <style:table-cell-properties fo:border-bottom="0.06pt solid #000000" fo:background-color="#81d41a" fo:border-left="none" fo:border-right="none" fo:border-top="none"/>
      <style:text-properties fo:font-size="12pt" style:font-size-asian="12pt" style:font-size-complex="12pt"/>
    </style:style>
    <style:style style:name="ce23" style:family="table-cell" style:parent-style-name="Default" style:data-style-name="N105">
      <style:text-properties fo:font-size="12pt" style:font-size-asian="12pt" style:font-size-complex="12pt"/>
    </style:style>
    <style:style style:name="ce24" style:family="table-cell" style:parent-style-name="Default" style:data-style-name="N1">
      <style:text-properties fo:font-size="12pt" style:font-size-asian="12pt" style:font-size-complex="12pt"/>
    </style:style>
    <style:style style:name="ce25" style:family="table-cell" style:parent-style-name="Default" style:data-style-name="N1">
      <style:table-cell-properties fo:border-bottom="none" fo:border-left="none" fo:border-right="none" fo:border-top="0.06pt solid #000000"/>
      <style:text-properties fo:font-size="12pt" style:font-size-asian="12pt" style:font-size-complex="12pt"/>
    </style:style>
    <style:style style:name="ce26" style:family="table-cell" style:parent-style-name="Default" style:data-style-name="N1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7" style:family="table-cell" style:parent-style-name="Default" style:data-style-name="N1">
      <style:table-cell-properties fo:background-color="#81d41a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 style:data-style-name="N1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05">
      <style:table-cell-properties fo:border-bottom="0.06pt solid #000000" fo:background-color="#81d41a" fo:border-left="none" fo:border-right="0.06pt solid #000000" fo:border-top="none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lcolo quote investi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ce24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Partendo da una quota iniziale, indicando una lista di titoli con rispettivo peso di portafoglio, vengono calcolate le quote da acquistare. <text:s/>portafogl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 notare come è possibile indicare le quote già possedute per il calcolo tiene conto anche di queste per mantenere il peso del titolo 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giallo i dati di input e in verde i risultati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9" table:number-columns-repeated="5"/>
          <table:table-cell table:style-name="ce25"/>
          <table:table-cell table:style-name="ce29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2" table:number-rows-spanned="1">
            <text:p>INSERIRE SOMMA CHE SI VUOLE INVESTIRE --- &gt;</text:p>
          </table:table-cell>
          <table:covered-table-cell/>
          <table:table-cell table:style-name="ce13" office:value-type="currency" office:currency="EUR" office:value="12000" calcext:value-type="currency">
            <text:p>€ 12.000,00</text:p>
          </table:table-cell>
          <table:table-cell office:value-type="string" calcext:value-type="string">
            <text:p>LIQUIDITA DA MANTENERE (%) --- &gt;</text:p>
          </table:table-cell>
          <table:table-cell table:style-name="ce18" office:value-type="float" office:value="20" calcext:value-type="float">
            <text:p>20</text:p>
          </table:table-cell>
          <table:table-cell table:style-name="ce20" table:formula="of:=([.C6]+[.F16])*[.E6]/100" office:value-type="currency" office:currency="EUR" office:value="2600" calcext:value-type="currency">
            <text:p>€ 2.600,00</text:p>
          </table:table-cell>
          <table:table-cell table:style-name="Default"/>
          <table:table-cell table:style-name="ce30"/>
          <table:table-cell table:number-columns-repeated="1016"/>
        </table:table-row>
        <table:table-row table:style-name="ro1">
          <table:table-cell table:style-name="ce4"/>
          <table:table-cell table:style-name="ce10" table:number-columns-repeated="5"/>
          <table:table-cell table:style-name="ce26"/>
          <table:table-cell table:style-name="ce31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 calcext:value-type="string">
            <text:p>CODICE ISIN</text:p>
          </table:table-cell>
          <table:table-cell table:style-name="ce5" office:value-type="string" calcext:value-type="string">
            <text:p>NOME AZIONE</text:p>
          </table:table-cell>
          <table:table-cell table:style-name="ce5" office:value-type="string" calcext:value-type="string">
            <text:p>PESO IN %</text:p>
          </table:table-cell>
          <table:table-cell table:style-name="ce5" office:value-type="string" calcext:value-type="string">
            <text:p>VALORE TITOLO </text:p>
            <text:p>ALLA DATA DI OGGI</text:p>
          </table:table-cell>
          <table:table-cell table:style-name="ce5" office:value-type="string" calcext:value-type="string">
            <text:p>QUOTE GIA’</text:p>
            <text:p>POSSEDUTE</text:p>
          </table:table-cell>
          <table:table-cell table:style-name="ce5" office:value-type="string" calcext:value-type="string">
            <text:p>VALORE QUOTE</text:p>
            <text:p>POSSEDUTE</text:p>
          </table:table-cell>
          <table:table-cell table:style-name="ce5" office:value-type="string" calcext:value-type="string">
            <text:p>CALCOLO NR.QUOTE </text:p>
            <text:p>DA ACQUISTARE</text:p>
          </table:table-cell>
          <table:table-cell table:style-name="ce5" office:value-type="string" calcext:value-type="string">
            <text:p>VALORE FINALE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ISIN1</text:p>
          </table:table-cell>
          <table:table-cell table:style-name="ce11" office:value-type="string" calcext:value-type="string">
            <text:p>NUMBER1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currency" office:currency="EUR" office:value="250" calcext:value-type="currency">
            <text:p>€ 250,00</text:p>
          </table:table-cell>
          <table:table-cell table:style-name="ce19" office:value-type="float" office:value="4" calcext:value-type="float">
            <text:p>4</text:p>
          </table:table-cell>
          <table:table-cell table:style-name="ce21" table:formula="of:=[.E10]*[.D10]" office:value-type="currency" office:currency="EUR" office:value="1000" calcext:value-type="currency">
            <text:p>€ 1.000,00</text:p>
          </table:table-cell>
          <table:table-cell table:style-name="ce27" table:formula="of:= IF([.F10]&gt;0;((([.$C$6]+[.$F$16]) * [.C10] /100) - [.F10]) /[.D10]; (([.$C$6]+[.$F$16])*[.C10]/100) / [.D10])" office:value-type="float" office:value="9" calcext:value-type="float">
            <text:p>9</text:p>
          </table:table-cell>
          <table:table-cell table:style-name="ce20" table:formula="of:=([.G10]*[.D10])" office:value-type="currency" office:currency="EUR" office:value="2250" calcext:value-type="currency">
            <text:p>€ 2.250,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6" office:value-type="string" calcext:value-type="string">
            <text:p>ISIN2</text:p>
          </table:table-cell>
          <table:table-cell table:style-name="ce11" office:value-type="string" calcext:value-type="string">
            <text:p>NUMBER2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currency" office:currency="EUR" office:value="15" calcext:value-type="currency">
            <text:p>€ 15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1]*[.D11]" office:value-type="currency" office:currency="EUR" office:value="0" calcext:value-type="currency">
            <text:p>€ 0,00</text:p>
          </table:table-cell>
          <table:table-cell table:style-name="ce27" table:formula="of:= IF([.F11]&gt;0;((([.$C$6]+[.$F$16]) * [.C11] /100) - [.F11]) /[.D11]; (([.$C$6]+[.$F$16])*[.C11]/100) / [.D11])" office:value-type="float" office:value="43.3333333333333" calcext:value-type="float">
            <text:p>43</text:p>
          </table:table-cell>
          <table:table-cell table:style-name="ce20" table:formula="of:=[.G11]*[.D11]" office:value-type="currency" office:currency="EUR" office:value="650" calcext:value-type="currency">
            <text:p>€ 650,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6" office:value-type="string" calcext:value-type="string">
            <text:p>ISIN3</text:p>
          </table:table-cell>
          <table:table-cell table:style-name="ce11" office:value-type="string" calcext:value-type="string">
            <text:p>NUMBER3</text:p>
          </table:table-cell>
          <table:table-cell table:style-name="ce14" office:value-type="float" office:value="20" calcext:value-type="float">
            <text:p>20</text:p>
          </table:table-cell>
          <table:table-cell table:style-name="ce17" office:value-type="currency" office:currency="EUR" office:value="7" calcext:value-type="currency">
            <text:p>€ 7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2]*[.D12]" office:value-type="currency" office:currency="EUR" office:value="0" calcext:value-type="currency">
            <text:p>€ 0,00</text:p>
          </table:table-cell>
          <table:table-cell table:style-name="ce27" table:formula="of:= IF([.F12]&gt;0;((([.$C$6]+[.$F$16]) * [.C12] /100) - [.F12]) /[.D12]; (([.$C$6]+[.$F$16])*[.C12]/100) / [.D12])" office:value-type="float" office:value="371.428571428571" calcext:value-type="float">
            <text:p>371</text:p>
          </table:table-cell>
          <table:table-cell table:style-name="ce20" table:formula="of:=[.G12]*[.D12]" office:value-type="currency" office:currency="EUR" office:value="2600" calcext:value-type="currency">
            <text:p>€ 2.600,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6" office:value-type="string" calcext:value-type="string">
            <text:p>ISIN4</text:p>
          </table:table-cell>
          <table:table-cell table:style-name="ce11" office:value-type="string" calcext:value-type="string">
            <text:p>NUMBER4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currency" office:currency="EUR" office:value="45" calcext:value-type="currency">
            <text:p>€ 45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3]*[.D13]" office:value-type="currency" office:currency="EUR" office:value="0" calcext:value-type="currency">
            <text:p>€ 0,00</text:p>
          </table:table-cell>
          <table:table-cell table:style-name="ce27" table:formula="of:= IF([.F13]&gt;0;((([.$C$6]+[.$F$16]) * [.C13] /100) - [.F13]) /[.D13]; (([.$C$6]+[.$F$16])*[.C13]/100) / [.D13])" office:value-type="float" office:value="14.4444444444444" calcext:value-type="float">
            <text:p>14</text:p>
          </table:table-cell>
          <table:table-cell table:style-name="ce20" table:formula="of:=[.G13]*[.D13]" office:value-type="currency" office:currency="EUR" office:value="650" calcext:value-type="currency">
            <text:p>€ 650,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6" office:value-type="string" calcext:value-type="string">
            <text:p>ISIN5</text:p>
          </table:table-cell>
          <table:table-cell table:style-name="ce11" office:value-type="string" calcext:value-type="string">
            <text:p>NUMBER5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currency" office:currency="EUR" office:value="3" calcext:value-type="currency">
            <text:p>€ 3,00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formula="of:=[.E14]*[.D14]" office:value-type="currency" office:currency="EUR" office:value="0" calcext:value-type="currency">
            <text:p>€ 0,00</text:p>
          </table:table-cell>
          <table:table-cell table:style-name="ce27" table:formula="of:= IF([.F14]&gt;0;((([.$C$6]+[.$F$16]) * [.C14] /100) - [.F14]) /[.D14]; (([.$C$6]+[.$F$16])*[.C14]/100) / [.D14])" office:value-type="float" office:value="1083.33333333333" calcext:value-type="float">
            <text:p>1083</text:p>
          </table:table-cell>
          <table:table-cell table:style-name="ce20" table:formula="of:=[.G14]*[.D14]" office:value-type="currency" office:currency="EUR" office:value="3250" calcext:value-type="currency">
            <text:p>€ 3.250,00</text:p>
          </table:table-cell>
          <table:table-cell table:style-name="ce23"/>
          <table:table-cell table:number-columns-repeated="1015"/>
        </table:table-row>
        <table:table-row table:style-name="ro1">
          <table:table-cell table:style-name="ce7"/>
          <table:table-cell table:number-columns-repeated="6"/>
          <table:table-cell table:style-name="ce32"/>
          <table:table-cell table:number-columns-repeated="1016"/>
        </table:table-row>
        <table:table-row table:style-name="ro1">
          <table:table-cell table:style-name="ce4"/>
          <table:table-cell table:style-name="ce10" office:value-type="string" calcext:value-type="string">
            <text:p>TOTALI</text:p>
          </table:table-cell>
          <table:table-cell table:style-name="ce15" table:formula="of:=SUM([.C10:.C14])+[.E6]" office:value-type="float" office:value="100" calcext:value-type="float">
            <text:p>100</text:p>
          </table:table-cell>
          <table:table-cell table:style-name="ce10" table:number-columns-repeated="2"/>
          <table:table-cell table:style-name="ce22" table:formula="of:=SUM([.F10:.F15])" office:value-type="currency" office:currency="EUR" office:value="1000" calcext:value-type="currency">
            <text:p>€ 1.000,00</text:p>
          </table:table-cell>
          <table:table-cell table:style-name="ce26"/>
          <table:table-cell table:style-name="ce33" table:formula="of:=SUM([.H10:.H14])+[.F6]" office:value-type="currency" office:currency="EUR" office:value="12000" calcext:value-type="currency">
            <text:p>€ 12.000,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ALORE TOTALE INVESTIMENTI DOPO IL CARICO</text:p>
          </table:table-cell>
          <table:table-cell table:style-name="ce12"/>
          <table:table-cell table:style-name="ce16" table:formula="of:=[.F16]+[.H16]" office:value-type="currency" office:currency="EUR" office:value="13000" calcext:value-type="currency">
            <text:p>€ 13.000,00</text:p>
          </table:table-cell>
          <table:table-cell table:style-name="ce12" table:number-columns-repeated="3"/>
          <table:table-cell table:style-name="ce28"/>
          <table:table-cell table:style-name="ce3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3"/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alcolo quote investimento'.C16:'Calcolo quote investimento'.C16">
            <calcext:condition calcext:apply-style-name="Bad" calcext:value="&lt;100" calcext:base-cell-address="'Calcolo quote investimento'.C16"/>
          </calcext:conditional-format>
          <calcext:conditional-format calcext:target-range-address="'Calcolo quote investimento'.C16:'Calcolo quote investimento'.C16">
            <calcext:condition calcext:apply-style-name="Good" calcext:value="=100" calcext:base-cell-address="'Calcolo quote investimento'.C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 number:title="Personalizzato">
      <number:number number:decimal-places="1" loext:min-decimal-places="1"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8:29:35.2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1.2$Windows_X86_64 LibreOffice_project/b79626edf0065ac373bd1df5c28bd630b4424273</meta:generator>
    <dc:date>2020-03-12T11:00:50.238000000</dc:date>
    <dc:creator>Marco Valaguzza</dc:creator>
    <meta:editing-duration>PT15M57S</meta:editing-duration>
    <meta:editing-cycles>5</meta:editing-cycles>
    <meta:document-statistic meta:table-count="1" meta:cell-count="62" meta:object-count="0"/>
  </office:meta>
</office:document-meta>
</file>